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Adobe Garamond Pro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officeooo:paragraph-rsid="00045192"/>
    </style:style>
    <style:style style:name="P2" style:family="paragraph" style:parent-style-name="Standard">
      <style:paragraph-properties fo:margin-top="0cm" fo:margin-bottom="0cm" style:contextual-spacing="false"/>
      <style:text-properties style:font-name="Adobe Garamond Pro" officeooo:paragraph-rsid="00045192"/>
    </style:style>
    <style:style style:name="P3" style:family="paragraph" style:parent-style-name="Standard">
      <style:paragraph-properties fo:margin-top="0cm" fo:margin-bottom="0cm" style:contextual-spacing="false"/>
      <style:text-properties style:font-name="Adobe Garamond Pro" fo:font-style="italic" officeooo:paragraph-rsid="00045192" style:font-style-asian="italic" style:font-style-complex="italic"/>
    </style:style>
    <style:style style:name="P4" style:family="paragraph" style:parent-style-name="Standard">
      <style:paragraph-properties fo:margin-top="0cm" fo:margin-bottom="0cm" style:contextual-spacing="false"/>
      <style:text-properties style:font-name="Adobe Garamond Pro" fo:font-style="italic" officeooo:paragraph-rsid="000b0a0d" style:font-style-asian="italic" style:font-style-complex="italic"/>
    </style:style>
    <style:style style:name="P5" style:family="paragraph" style:parent-style-name="Standard">
      <style:paragraph-properties fo:margin-top="0cm" fo:margin-bottom="0cm" style:contextual-spacing="false"/>
      <style:text-properties style:font-name="Adobe Garamond Pro" fo:font-style="italic" officeooo:rsid="000bff41" officeooo:paragraph-rsid="000bff41" style:font-style-asian="italic" style:font-style-complex="italic"/>
    </style:style>
    <style:style style:name="P6" style:family="paragraph" style:parent-style-name="Standard">
      <style:paragraph-properties fo:margin-top="0cm" fo:margin-bottom="0cm" style:contextual-spacing="false"/>
      <style:text-properties style:font-name="Adobe Garamond Pro" fo:font-style="italic" officeooo:rsid="000d8d1b" officeooo:paragraph-rsid="000d8d1b" style:font-style-asian="italic" style:font-style-complex="italic"/>
    </style:style>
    <style:style style:name="P7" style:family="paragraph" style:parent-style-name="Standard">
      <style:paragraph-properties fo:margin-top="0cm" fo:margin-bottom="0cm" style:contextual-spacing="false"/>
      <style:text-properties style:font-name="Adobe Garamond Pro" fo:font-style="italic" officeooo:rsid="000f190b" officeooo:paragraph-rsid="000f190b" style:font-style-asian="italic" style:font-style-complex="italic"/>
    </style:style>
    <style:style style:name="P8" style:family="paragraph" style:parent-style-name="Standard">
      <style:paragraph-properties fo:margin-top="0cm" fo:margin-bottom="0cm" style:contextual-spacing="false"/>
      <style:text-properties style:font-name="Adobe Garamond Pro" fo:font-style="italic" officeooo:rsid="0013737b" officeooo:paragraph-rsid="0013737b" style:font-style-asian="italic" style:font-style-complex="italic"/>
    </style:style>
    <style:style style:name="P9" style:family="paragraph" style:parent-style-name="Standard">
      <style:paragraph-properties fo:margin-top="0cm" fo:margin-bottom="0cm" style:contextual-spacing="false"/>
      <style:text-properties style:font-name="Adobe Garamond Pro" fo:font-style="italic" officeooo:rsid="0015f2cf" officeooo:paragraph-rsid="0015f2cf" style:font-style-asian="italic" style:font-style-complex="italic"/>
    </style:style>
    <style:style style:name="P10" style:family="paragraph" style:parent-style-name="Standard">
      <style:paragraph-properties fo:margin-top="0cm" fo:margin-bottom="0cm" style:contextual-spacing="false"/>
      <style:text-properties style:font-name="Adobe Garamond Pro" fo:font-style="italic" officeooo:rsid="0015f2cf" officeooo:paragraph-rsid="001b5595" style:font-style-asian="italic" style:font-style-complex="italic"/>
    </style:style>
    <style:style style:name="P11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15f2cf" officeooo:paragraph-rsid="00172de6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172de6" officeooo:paragraph-rsid="0018537d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18537d" officeooo:paragraph-rsid="0018537d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1b5595" officeooo:paragraph-rsid="001b5595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231db1" officeooo:paragraph-rsid="00231db1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23dbb4" officeooo:paragraph-rsid="0023dbb4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2487fb" officeooo:paragraph-rsid="002487fb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margin-top="0cm" fo:margin-bottom="0cm" style:contextual-spacing="false"/>
      <style:text-properties style:font-name="Adobe Garamond Pro" officeooo:paragraph-rsid="00045192" style:font-style-complex="italic"/>
    </style:style>
    <style:style style:name="P19" style:family="paragraph" style:parent-style-name="Standard">
      <style:paragraph-properties fo:margin-top="0cm" fo:margin-bottom="0cm" style:contextual-spacing="false"/>
      <style:text-properties style:font-name="Adobe Garamond Pro" officeooo:paragraph-rsid="000b0a0d" style:font-style-complex="italic"/>
    </style:style>
    <style:style style:name="P20" style:family="paragraph" style:parent-style-name="Standard">
      <style:paragraph-properties fo:margin-top="0cm" fo:margin-bottom="0cm" style:contextual-spacing="false"/>
      <style:text-properties style:font-name="Adobe Garamond Pro" officeooo:paragraph-rsid="000b0a0d"/>
    </style:style>
    <style:style style:name="P21" style:family="paragraph" style:parent-style-name="Standard">
      <style:paragraph-properties fo:margin-top="0cm" fo:margin-bottom="0cm" style:contextual-spacing="false"/>
      <style:text-properties style:font-name="Adobe Garamond Pro" fo:font-style="normal" officeooo:rsid="000d8d1b" officeooo:paragraph-rsid="000d8d1b" style:font-style-asian="normal" style:font-style-complex="normal"/>
    </style:style>
    <style:style style:name="P22" style:family="paragraph" style:parent-style-name="Standard">
      <style:paragraph-properties fo:margin-top="0cm" fo:margin-bottom="0cm" style:contextual-spacing="false"/>
      <style:text-properties style:font-name="Adobe Garamond Pro" fo:font-style="normal" fo:font-weight="normal" officeooo:rsid="000e7fe3" officeooo:paragraph-rsid="000e7fe3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top="0cm" fo:margin-bottom="0cm" style:contextual-spacing="false"/>
      <style:text-properties style:font-name="Adobe Garamond Pro" fo:font-style="normal" fo:font-weight="normal" officeooo:rsid="0010eb75" officeooo:paragraph-rsid="000f190b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top="0cm" fo:margin-bottom="0cm" style:contextual-spacing="false"/>
      <style:text-properties style:font-name="Adobe Garamond Pro" fo:font-style="normal" fo:font-weight="normal" officeooo:rsid="0015f2cf" officeooo:paragraph-rsid="0015f2cf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top="0cm" fo:margin-bottom="0cm" style:contextual-spacing="false"/>
      <style:text-properties style:font-name="Adobe Garamond Pro" fo:font-style="normal" fo:font-weight="normal" officeooo:rsid="0018537d" officeooo:paragraph-rsid="0018537d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top="0cm" fo:margin-bottom="0cm" style:contextual-spacing="false"/>
      <style:text-properties style:font-name="Adobe Garamond Pro" fo:font-style="normal" fo:font-weight="normal" officeooo:rsid="0018537d" officeooo:paragraph-rsid="001983ad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top="0cm" fo:margin-bottom="0cm" style:contextual-spacing="false"/>
      <style:text-properties style:font-name="Adobe Garamond Pro" fo:font-style="normal" fo:font-weight="normal" officeooo:rsid="001b5595" officeooo:paragraph-rsid="001b5595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margin-top="0cm" fo:margin-bottom="0cm" style:contextual-spacing="false"/>
      <style:text-properties style:font-name="Adobe Garamond Pro" fo:font-style="normal" fo:font-weight="normal" officeooo:rsid="0020a3b9" officeooo:paragraph-rsid="0020a3b9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top="0cm" fo:margin-bottom="0cm" style:contextual-spacing="false"/>
      <style:text-properties style:font-name="Adobe Garamond Pro" officeooo:paragraph-rsid="000e7fe3"/>
    </style:style>
    <style:style style:name="P30" style:family="paragraph" style:parent-style-name="Standard">
      <style:paragraph-properties fo:margin-top="0cm" fo:margin-bottom="0cm" style:contextual-spacing="false"/>
      <style:text-properties officeooo:paragraph-rsid="0005f9ac"/>
    </style:style>
    <style:style style:name="P31" style:family="paragraph" style:parent-style-name="Standard">
      <style:paragraph-properties fo:margin-top="0cm" fo:margin-bottom="0cm" style:contextual-spacing="false"/>
      <style:text-properties officeooo:paragraph-rsid="0006512f"/>
    </style:style>
    <style:style style:name="P32" style:family="paragraph" style:parent-style-name="Standard">
      <style:paragraph-properties fo:margin-top="0cm" fo:margin-bottom="0cm" style:contextual-spacing="false"/>
      <style:text-properties officeooo:paragraph-rsid="000b079d"/>
    </style:style>
    <style:style style:name="P33" style:family="paragraph" style:parent-style-name="Standard">
      <style:paragraph-properties fo:margin-top="0cm" fo:margin-bottom="0cm" style:contextual-spacing="false" fo:break-before="page"/>
      <style:text-properties style:font-name="Adobe Garamond Pro" officeooo:paragraph-rsid="000b0a0d" style:font-style-complex="italic"/>
    </style:style>
    <style:style style:name="P34" style:family="paragraph" style:parent-style-name="Standard">
      <style:text-properties style:font-name="Adobe Garamond Pro"/>
    </style:style>
    <style:style style:name="P35" style:family="paragraph" style:parent-style-name="Standard">
      <style:text-properties style:font-name="Adobe Garamond Pro" fo:font-style="italic" style:font-style-asian="italic" style:font-style-complex="italic"/>
    </style:style>
    <style:style style:name="P36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Adobe Garamond Pro" fo:font-style="italic" officeooo:paragraph-rsid="00045192" style:font-style-asian="italic" style:font-style-complex="italic"/>
    </style:style>
    <style:style style:name="P37" style:family="paragraph" style:parent-style-name="Standard" style:master-page-name="MP0">
      <style:paragraph-properties style:page-number="auto" fo:break-before="page"/>
      <style:text-properties style:font-name="Adobe Garamond Pro" fo:font-size="18pt" fo:font-weight="bold" style:font-size-asian="18pt" style:font-weight-asian="bold" style:font-size-complex="18pt" style:font-weight-complex="bold"/>
    </style:style>
    <style:style style:name="P38" style:family="paragraph" style:parent-style-name="Standard">
      <style:paragraph-properties fo:margin-top="0cm" fo:margin-bottom="0cm" style:contextual-spacing="false"/>
      <style:text-properties style:font-name="Adobe Garamond Pro" fo:font-style="normal" fo:font-weight="normal" officeooo:rsid="00231db1" officeooo:paragraph-rsid="00231db1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margin-top="0cm" fo:margin-bottom="0cm" style:contextual-spacing="false"/>
      <style:text-properties style:font-name="Adobe Garamond Pro" fo:font-style="normal" fo:font-weight="normal" officeooo:rsid="002487fb" officeooo:paragraph-rsid="002487fb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margin-top="0cm" fo:margin-bottom="0cm" style:contextual-spacing="false"/>
      <style:text-properties style:font-name="Adobe Garamond Pro" fo:font-style="normal" fo:font-weight="normal" officeooo:rsid="0025b920" officeooo:paragraph-rsid="0025b920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margin-top="0cm" fo:margin-bottom="0cm" style:contextual-spacing="false"/>
      <style:text-properties style:font-name="Adobe Garamond Pro" fo:font-style="normal" fo:font-weight="normal" officeooo:rsid="0025d255" officeooo:paragraph-rsid="0025d255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7fe3" style:font-style-asian="italic" style:font-style-complex="italic"/>
    </style:style>
    <style:style style:name="T3" style:family="text">
      <style:text-properties fo:font-style="italic" fo:font-weight="normal" officeooo:rsid="000e7fe3" style:font-style-asian="italic" style:font-weight-asian="normal" style:font-style-complex="italic" style:font-weight-complex="normal"/>
    </style:style>
    <style:style style:name="T4" style:family="text">
      <style:text-properties style:font-style-complex="italic"/>
    </style:style>
    <style:style style:name="T5" style:family="text">
      <style:text-properties style:text-position="super 58%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e7fe3" style:font-weight-asian="normal" style:font-weight-complex="normal"/>
    </style:style>
    <style:style style:name="T8" style:family="text">
      <style:text-properties fo:font-weight="normal" officeooo:rsid="001b5595" style:font-weight-asian="normal" style:font-weight-complex="normal"/>
    </style:style>
    <style:style style:name="T9" style:family="text">
      <style:text-properties fo:font-weight="normal" officeooo:rsid="0025d255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e7fe3" style:font-style-asian="normal" style:font-style-complex="normal"/>
    </style:style>
    <style:style style:name="T12" style:family="text">
      <style:text-properties fo:font-style="normal" officeooo:rsid="002340d4" style:font-style-asian="normal" style:font-style-complex="normal"/>
    </style:style>
    <style:style style:name="T13" style:family="text">
      <style:text-properties fo:font-style="normal" fo:font-weight="bold" officeooo:rsid="000e7fe3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0eb75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3fe7a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e7fe3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5f2cf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b5595" style:font-style-asian="normal" style:font-weight-asian="normal" style:font-style-complex="normal" style:font-weight-complex="normal"/>
    </style:style>
    <style:style style:name="T20" style:family="text">
      <style:text-properties officeooo:rsid="0015f2cf"/>
    </style:style>
    <style:style style:name="T21" style:family="text">
      <style:text-properties style:font-name="Adobe Garamond Pro"/>
    </style:style>
    <style:style style:name="T22" style:family="text">
      <style:text-properties style:font-name="Adobe Garamond Pro" fo:font-style="italic" style:font-style-asian="italic" style:font-style-complex="italic"/>
    </style:style>
    <style:style style:name="T23" style:family="text">
      <style:text-properties style:font-name="Adobe Garamond Pro" fo:font-style="italic" officeooo:rsid="0005f9ac" style:font-style-asian="italic" style:font-style-complex="italic"/>
    </style:style>
    <style:style style:name="T24" style:family="text">
      <style:text-properties style:font-name="Adobe Garamond Pro" fo:font-style="italic" officeooo:rsid="0006512f" style:font-style-asian="italic" style:font-style-complex="italic"/>
    </style:style>
    <style:style style:name="T25" style:family="text">
      <style:text-properties style:font-name="Adobe Garamond Pro" style:font-style-complex="italic"/>
    </style:style>
    <style:style style:name="T26" style:family="text">
      <style:text-properties style:font-name="Adobe Garamond Pro" officeooo:rsid="0005f9ac" style:font-style-complex="italic"/>
    </style:style>
    <style:style style:name="T27" style:family="text">
      <style:text-properties style:font-name="Adobe Garamond Pro" officeooo:rsid="0006512f" style:font-style-complex="italic"/>
    </style:style>
    <style:style style:name="T28" style:family="text">
      <style:text-properties style:font-name="Adobe Garamond Pro" fo:font-weight="bold" officeooo:rsid="000b079d" style:font-weight-asian="bold" style:font-style-complex="italic" style:font-weight-complex="bold"/>
    </style:style>
    <style:style style:name="T29" style:family="text">
      <style:text-properties style:font-name="Adobe Garamond Pro" fo:font-weight="normal" officeooo:rsid="000b079d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HASKELL</text:p>
      <text:p text:style-name="P34"/>
      <text:p text:style-name="P34">&gt; :t head</text:p>
      <text:p text:style-name="P34">head :: [a] -&gt; a</text:p>
      <text:p text:style-name="P34"/>
      <text:p text:style-name="P34">&gt; :t fst</text:p>
      <text:p text:style-name="P34">fst :: (a,b) -&gt; a</text:p>
      <text:p text:style-name="P34"/>
      <text:p text:style-name="P34">&gt; :t (==)</text:p>
      <text:p text:style-name="P34">(==) :: Eq a =&gt; a -&gt; a -&gt; Bool</text:p>
      <text:p text:style-name="Standard"><text:span text:style-name="Default_20_Paragraph_20_Font"><text:span text:style-name="T21">Here </text:span></text:span><text:span text:style-name="Default_20_Paragraph_20_Font"><text:span text:style-name="T22">Eq a =&gt; a -&gt; a -&gt; Bool</text:span></text:span><text:span text:style-name="Default_20_Paragraph_20_Font"><text:span text:style-name="T21"> is the type of function. This means that a should be a member of typeclass Eq for it to work in this function. This is called class constraint. All standard haskell types are a member of Eq typeclass.</text:span></text:span></text:p>
      <text:p text:style-name="P34">Any type that can be tested using == or /= should be a part of Eq typeclass.</text:p>
      <text:p text:style-name="P34"/>
      <text:p text:style-name="P34">A function can be used in infix notation by surronding it with `&lt;function-name&gt;`</text:p>
      <text:p text:style-name="P34">example, elem can be used like</text:p>
      <text:p text:style-name="P34">elem 2 [1,2,3], or</text:p>
      <text:p text:style-name="P34">2 `elem` [1,2,3]</text:p>
      <text:p text:style-name="P34"/>
      <text:p text:style-name="Standard"><text:span text:style-name="Default_20_Paragraph_20_Font"><text:span text:style-name="T21">Similar to Eq, there is an </text:span></text:span><text:span text:style-name="Default_20_Paragraph_20_Font"><text:span text:style-name="T22">Ord</text:span></text:span><text:span text:style-name="Default_20_Paragraph_20_Font"><text:span text:style-name="T21"> typeclass. All types that are a part of this class can be arranged in an ordered sequence.</text:span></text:span></text:p>
      <text:p text:style-name="P34">Example, :t (&gt;) should be</text:p>
      <text:p text:style-name="P34"><text:tab/>(&gt;) :: Ord a =&gt; a -&gt; a -&gt; Bool</text:p>
      <text:p text:style-name="P34">To be a member of Ord typeclass, a type must be a member of Eq typeclass also.</text:p>
      <text:p text:style-name="P34"/>
      <text:p text:style-name="Standard"><text:span text:style-name="Default_20_Paragraph_20_Font"><text:span text:style-name="T21">There also exists a </text:span></text:span><text:span text:style-name="Default_20_Paragraph_20_Font"><text:span text:style-name="T22">compare</text:span></text:span><text:span text:style-name="Default_20_Paragraph_20_Font"><text:span text:style-name="T21"> function, whose job is to compare to values that are a member of Ord typeclass. </text:span></text:span><text:span text:style-name="Default_20_Paragraph_20_Font"><text:span text:style-name="T22">Compare</text:span></text:span><text:span text:style-name="Default_20_Paragraph_20_Font"><text:span text:style-name="T21"> returns a value of type </text:span></text:span><text:span text:style-name="Default_20_Paragraph_20_Font"><text:span text:style-name="T22">Ordering</text:span></text:span><text:span text:style-name="Default_20_Paragraph_20_Font"><text:span text:style-name="T21">. There are 3 possible values for Ordering type; LT, GT and EQ.</text:span></text:span></text:p>
      <text:p text:style-name="P34">example,</text:p>
      <text:p text:style-name="Standard"><text:span text:style-name="Default_20_Paragraph_20_Font"><text:span text:style-name="T21">&gt; </text:span></text:span><text:span text:style-name="Default_20_Paragraph_20_Font"><text:span text:style-name="T22">2 `compare` 3</text:span></text:span></text:p>
      <text:p text:style-name="P34">LT</text:p>
      <text:p text:style-name="Standard"><text:span text:style-name="Default_20_Paragraph_20_Font"><text:span text:style-name="T22">&gt; </text:span></text:span><text:span text:style-name="Default_20_Paragraph_20_Font"><text:span text:style-name="T21">:t LT</text:span></text:span></text:p>
      <text:p text:style-name="P34">LT :: Ordering.</text:p>
      <text:p text:style-name="P34"/>
      <text:p text:style-name="Standard"><text:span text:style-name="Default_20_Paragraph_20_Font"><text:span text:style-name="T22">Show </text:span></text:span><text:span text:style-name="Default_20_Paragraph_20_Font"><text:span text:style-name="T21"><text:s/>is another <text:s/>typeclass, which represents types that can be “shown” as strings. The most useful function that delas with Show typeclass values is </text:span></text:span><text:span text:style-name="Default_20_Paragraph_20_Font"><text:span text:style-name="T22">show</text:span></text:span><text:span text:style-name="Default_20_Paragraph_20_Font"><text:span text:style-name="T21">.</text:span></text:span></text:p>
      <text:p text:style-name="Standard"><text:span text:style-name="Default_20_Paragraph_20_Font"><text:span text:style-name="T21">&gt; show 3</text:span></text:span></text:p>
      <text:p text:style-name="Standard"><text:span text:style-name="Default_20_Paragraph_20_Font"><text:span text:style-name="T21">“3”</text:span></text:span></text:p>
      <text:p text:style-name="Standard"><text:span text:style-name="Default_20_Paragraph_20_Font"><text:span text:style-name="T21">&gt;:t show</text:span></text:span></text:p>
      <text:p text:style-name="Standard"><text:span text:style-name="Default_20_Paragraph_20_Font"><text:span text:style-name="T21">show :: Show a =&gt; a -&gt; [Char]</text:span></text:span></text:p>
      <text:p text:style-name="Standard"><text:span text:style-name="Default_20_Paragraph_20_Font"><text:span text:style-name="T21">Note that [Char] and String are same. There is no difference. Also, types always start with a capital letter.</text:span></text:span></text:p>
      <text:p text:style-name="P35"/>
      <text:p text:style-name="Standard"><text:span text:style-name="Default_20_Paragraph_20_Font"><text:span text:style-name="T22">read </text:span></text:span><text:span text:style-name="Default_20_Paragraph_20_Font"><text:span text:style-name="T21">function is opposite to </text:span></text:span><text:span text:style-name="Default_20_Paragraph_20_Font"><text:span text:style-name="T22">show</text:span></text:span><text:span text:style-name="Default_20_Paragraph_20_Font"><text:span text:style-name="T21">. It takes in a String and returns a value whose type is of class </text:span></text:span><text:span text:style-name="Default_20_Paragraph_20_Font"><text:span text:style-name="T22">Read</text:span></text:span><text:span text:style-name="Default_20_Paragraph_20_Font"><text:span text:style-name="T21">. This means it can be parsed from a string into a value of its own type.</text:span></text:span></text:p>
      <text:p text:style-name="Standard"><text:span text:style-name="Default_20_Paragraph_20_Font"><text:span text:style-name="T21">&gt; :t read</text:span></text:span></text:p>
      <text:p text:style-name="Standard"><text:span text:style-name="Default_20_Paragraph_20_Font"><text:span text:style-name="T21">read :: Read a =&gt; String -&gt; a</text:span></text:span></text:p>
      <text:p text:style-name="Standard"><text:span text:style-name="Default_20_Paragraph_20_Font"><text:span text:style-name="T21">example</text:span></text:span></text:p>
      <text:p text:style-name="Standard"><text:span text:style-name="Default_20_Paragraph_20_Font"><text:span text:style-name="T21">&gt; read “42” + 5</text:span></text:span></text:p>
      <text:p text:style-name="Standard"><text:soft-page-break/><text:span text:style-name="Default_20_Paragraph_20_Font"><text:span text:style-name="T21">47</text:span></text:span></text:p>
      <text:p text:style-name="Standard"><text:span text:style-name="Default_20_Paragraph_20_Font"><text:span text:style-name="T21">&gt; read “20”</text:span></text:span></text:p>
      <text:p text:style-name="Standard"><text:span text:style-name="Default_20_Paragraph_20_Font"><text:span text:style-name="T21">*error*</text:span></text:span></text:p>
      <text:p text:style-name="Standard"><text:span text:style-name="Default_20_Paragraph_20_Font"><text:span text:style-name="T21">This error occurs as haskell doesn't know how to interpret this value. It can be Int, Integer, Float, Double. Unless we provide a context of use, there is no way to know how to parse it. Hence the error.</text:span></text:span></text:p>
      <text:p text:style-name="Standard"><text:span text:style-name="Default_20_Paragraph_20_Font"><text:span text:style-name="T21">However, using </text:span></text:span><text:span text:style-name="Default_20_Paragraph_20_Font"><text:span text:style-name="T22">explicit type annotation</text:span></text:span><text:span text:style-name="Default_20_Paragraph_20_Font"><text:span text:style-name="T21">, we can tell interpreter how to parse the string without context. Example,</text:span></text:span></text:p>
      <text:p text:style-name="Standard"><text:span text:style-name="Default_20_Paragraph_20_Font"><text:span text:style-name="T21">&gt; read “20” :: Int</text:span></text:span></text:p>
      <text:p text:style-name="Standard"><text:span text:style-name="Default_20_Paragraph_20_Font"><text:span text:style-name="T21">20</text:span></text:span></text:p>
      <text:p text:style-name="Standard"><text:span text:style-name="Default_20_Paragraph_20_Font"><text:span text:style-name="T21">Type annotation explicitly states what the type of an expression should be.</text:span></text:span></text:p>
      <text:p text:style-name="P35"/>
      <text:p text:style-name="Standard"><text:span text:style-name="Default_20_Paragraph_20_Font"><text:span text:style-name="T21">Types of </text:span></text:span><text:span text:style-name="Default_20_Paragraph_20_Font"><text:span text:style-name="T22">Enum</text:span></text:span><text:span text:style-name="Default_20_Paragraph_20_Font"><text:span text:style-name="T21"> typeclass can be enumerated, i.e., they can be used in range expressions. They have a sequential ordering from which ranges can be generated.</text:span></text:span></text:p>
      <text:p text:style-name="Standard"><text:span text:style-name="Default_20_Paragraph_20_Font"><text:span text:style-name="T21">&gt; succ 41</text:span></text:span></text:p>
      <text:p text:style-name="Standard"><text:span text:style-name="Default_20_Paragraph_20_Font"><text:span text:style-name="T21">42</text:span></text:span></text:p>
      <text:p text:style-name="Standard"><text:span text:style-name="Default_20_Paragraph_20_Font"><text:span text:style-name="T21">&gt; :t succ</text:span></text:span></text:p>
      <text:p text:style-name="Standard"><text:span text:style-name="Default_20_Paragraph_20_Font"><text:span text:style-name="T21">succ :: Enum t =&gt; t -&gt; t</text:span></text:span></text:p>
      <text:p text:style-name="P35"/>
      <text:p text:style-name="Standard"><text:span text:style-name="Default_20_Paragraph_20_Font"><text:span text:style-name="T21">Types of </text:span></text:span><text:span text:style-name="Default_20_Paragraph_20_Font"><text:span text:style-name="T22">Bounded</text:span></text:span><text:span text:style-name="Default_20_Paragraph_20_Font"><text:span text:style-name="T21"> typeclass have upper and lower bounds.</text:span></text:span></text:p>
      <text:p text:style-name="Standard"><text:span text:style-name="Default_20_Paragraph_20_Font"><text:span text:style-name="T21">&gt; minBound :: Int</text:span></text:span></text:p>
      <text:p text:style-name="Standard"><text:span text:style-name="Default_20_Paragraph_20_Font"><text:span text:style-name="T21">-9223372036854775808</text:span></text:span></text:p>
      <text:p text:style-name="Standard"><text:span text:style-name="Default_20_Paragraph_20_Font"><text:span text:style-name="T21">&gt; :t minBound</text:span></text:span></text:p>
      <text:p text:style-name="Standard"><text:span text:style-name="Default_20_Paragraph_20_Font"><text:span text:style-name="T21">minBound :: Bounded a =&gt; a</text:span></text:span></text:p>
      <text:p text:style-name="Standard"><text:span text:style-name="Default_20_Paragraph_20_Font"><text:span text:style-name="T21">They are like </text:span></text:span><text:span text:style-name="Default_20_Paragraph_20_Font"><text:span text:style-name="T22">polymorphic constants</text:span></text:span><text:span text:style-name="Default_20_Paragraph_20_Font"><text:span text:style-name="T21">, as their return value depends on the type, and its constant.</text:span></text:span></text:p>
      <text:p text:style-name="Standard"><text:span text:style-name="Default_20_Paragraph_20_Font"><text:span text:style-name="T21">Tuples can also be Bounded if all elements inside them are Bounded.</text:span></text:span></text:p>
      <text:p text:style-name="P35"/>
      <text:p text:style-name="Standard"><text:span text:style-name="Default_20_Paragraph_20_Font"><text:span text:style-name="T22">Num</text:span></text:span><text:span text:style-name="Default_20_Paragraph_20_Font"><text:span text:style-name="T21"> is the numeric typeclass.</text:span></text:span></text:p>
      <text:p text:style-name="Standard"><text:span text:style-name="Default_20_Paragraph_20_Font"><text:span text:style-name="T21">Whole numbers are also polymorphic constants. <text:s/>They can act as any type that is a member of Num typeclass, eg, Int, Integer, Float etc</text:span></text:span></text:p>
      <text:p text:style-name="Standard"><text:span text:style-name="Default_20_Paragraph_20_Font"><text:span text:style-name="T21">&gt; 20 :: Float</text:span></text:span></text:p>
      <text:p text:style-name="Standard"><text:span text:style-name="Default_20_Paragraph_20_Font"><text:span text:style-name="T21">20.0</text:span></text:span></text:p>
      <text:p text:style-name="Standard"><text:span text:style-name="Default_20_Paragraph_20_Font"><text:span text:style-name="T21">&gt; :t 20</text:span></text:span></text:p>
      <text:p text:style-name="Standard"><text:span text:style-name="Default_20_Paragraph_20_Font"><text:span text:style-name="T21">20 :: Num a =&gt; a</text:span></text:span></text:p>
      <text:p text:style-name="P35"/>
      <text:p text:style-name="Standard"><text:span text:style-name="Default_20_Paragraph_20_Font"><text:span text:style-name="T22">Integral</text:span></text:span><text:span text:style-name="Default_20_Paragraph_20_Font"><text:span text:style-name="T21"> typeclass includes only Int and Integer. </text:span></text:span><text:span text:style-name="Default_20_Paragraph_20_Font"><text:span text:style-name="T22">Floating</text:span></text:span><text:span text:style-name="Default_20_Paragraph_20_Font"><text:span text:style-name="T21"> includes Float and Double.</text:span></text:span></text:p>
      <text:p text:style-name="P35"/>
      <text:p text:style-name="Standard"><text:span text:style-name="Default_20_Paragraph_20_Font"><text:span text:style-name="T21">&gt; :t fromIntegral</text:span></text:span></text:p>
      <text:p text:style-name="Standard"><text:span text:style-name="Default_20_Paragraph_20_Font"><text:span text:style-name="T21">fromIntegral :: (Integral a, Num b) =&gt; a -&gt; b</text:span></text:span></text:p>
      <text:p text:style-name="Standard"><text:span text:style-name="Default_20_Paragraph_20_Font"><text:span text:style-name="T21">This is for those general situations when a function returns an Integral type and its result needs to be used with Floating point types for calculation.</text:span></text:span></text:p>
      <text:p text:style-name="Standard"><text:span text:style-name="Default_20_Paragraph_20_Font"><text:span text:style-name="T21"/></text:span></text:p>
      <text:p text:style-name="P1"><text:span text:style-name="Default_20_Paragraph_20_Font"><text:span text:style-name="T21">RealFloat is another typeclass. It is probably a subclass of Floating. Do not know its exact purpose right now, but maybe it excludes irrational numbers?</text:span></text:span></text:p>
      <text:p text:style-name="P2"><text:span text:style-name="Default_20_Paragraph_20_Font"><text:span text:style-name="T21"/></text:span></text:p>
      <text:p text:style-name="P1"><text:span text:style-name="Default_20_Paragraph_20_Font"><text:span text:style-name="T22">let</text:span></text:span><text:span text:style-name="Default_20_Paragraph_20_Font"><text:span text:style-name="T25"> bindings are another way to define local variables, other than </text:span></text:span><text:span text:style-name="Default_20_Paragraph_20_Font"><text:span text:style-name="T22">where</text:span></text:span><text:span text:style-name="Default_20_Paragraph_20_Font"><text:span text:style-name="T25">. They are more local than where, as they do not span across guards.</text:span></text:span></text:p>
      <text:p text:style-name="P1"><text:span text:style-name="Default_20_Paragraph_20_Font"><text:span text:style-name="T25">Syntax of let bindings;</text:span></text:span></text:p>
      <text:p text:style-name="P3">let &lt;variable definitions&gt; in &lt;expression&gt;</text:p>
      <text:p text:style-name="P18">example</text:p>
      <text:p text:style-name="P36">cylinder r h =</text:p>
      <text:p text:style-name="P36"><text:soft-page-break/><text:s text:c="4"/>let pii = pi</text:p>
      <text:p text:style-name="P36"><text:s text:c="8"/>sideArea = 2 * pii * r * h</text:p>
      <text:p text:style-name="P36"><text:s text:c="8"/>topArea = pii * r^2</text:p>
      <text:p text:style-name="P36"><text:s text:c="4"/>in sideArea + 2*topArea</text:p>
      <text:p text:style-name="P18">Note that variables are aligned to left. This is required, similar to where bindings. let binding can be used anywhere an expression can be used.</text:p>
      <text:p text:style-name="P18">If we want to bind several variables in one statement in a single line, variable declarations can be separated by semi-colons</text:p>
      <text:p text:style-name="P2"><text:span text:style-name="T4">&gt; </text:span><text:span text:style-name="T1">4 * (let a=10; b=20 in a+b)</text:span></text:p>
      <text:p text:style-name="P18">Even pattern matching is available in let bindings</text:p>
      <text:p text:style-name="P2"><text:span text:style-name="T4">&gt; </text:span><text:span text:style-name="T1">4 * (let (a,b) = (1,2) in a+b)</text:span></text:p>
      <text:p text:style-name="P18"/>
      <text:p text:style-name="P18">Curried functions – Every function in Haskell actually takes only one parameter. When we create functions that take more than 1 parameter, we are creating intermediate functions. Example-</text:p>
      <text:p text:style-name="P18">&gt; max :: Ord <text:s/>a =&gt; a -&gt; a -&gt; a</text:p>
      <text:p text:style-name="P18">This is same as max :: Int a =&gt; a -&gt; (a -&gt; a)</text:p>
      <text:p text:style-name="P18">This means that mult is a function that takes an Int as parameter, and returns another function that takes an int as param and returns an integer.</text:p>
      <text:p text:style-name="P18">Therefore,</text:p>
      <text:p text:style-name="P18">&gt; :t (max 10)</text:p>
      <text:p text:style-name="P18">(max 10) :: (Num a, Ord a) =&gt; a -&gt; a</text:p>
      <text:p text:style-name="P18"/>
      <text:p text:style-name="P2"><text:span text:style-name="T4">Infix functions can also be curried (applied partially) by using </text:span><text:span text:style-name="T1">sections</text:span><text:span text:style-name="T4">. This is just a fancy name for converting an infix function to prefix notation by using parenthesis</text:span></text:p>
      <text:p text:style-name="P18">addTen :: (Num a) =&gt; a -&gt; a</text:p>
      <text:p text:style-name="P18">addTen = (+) 10, or</text:p>
      <text:p text:style-name="P18">addTen = (+10) </text:p>
      <text:p text:style-name="P18">Note that this does not apply to ‘-’ function. If it was so, (-4) would mean a function that takes a parameter and subtracts 4 from it, instead of -4, simply.</text:p>
      <text:p text:style-name="P18">To actually get a function that subtracts -4 from parameter, use (subtract 4).</text:p>
      <text:p text:style-name="P18">This works for both the parameters in infix operations.</text:p>
      <text:p text:style-name="P18">(3+) is also a function, but it adds parameter to 3, instead of the other way round. To make it more clear, take this example</text:p>
      <text:p text:style-name="P18">&gt; (++ “That’s what YOU think!”)</text:p>
      <text:p text:style-name="P18">This function appends this annoying appendage to every string passed to it. Instead, if we used</text:p>
      <text:p text:style-name="P18">&gt; (“Basically, ” ++)</text:p>
      <text:p text:style-name="P1"><text:span text:style-name="Default_20_Paragraph_20_Font"><text:span text:style-name="T25">This function will prefix any parameter with the given phrase. Lesson – Order matters here.</text:span></text:span></text:p>
      <text:p text:style-name="P1"><text:span text:style-name="Default_20_Paragraph_20_Font"><text:span text:style-name="T25"/></text:span></text:p>
      <text:p text:style-name="P30"><text:span text:style-name="Default_20_Paragraph_20_Font"><text:span text:style-name="T26">A function that flips the parameters - </text:span></text:span></text:p>
      <text:p text:style-name="P30"><text:span text:style-name="Default_20_Paragraph_20_Font"><text:span text:style-name="T26"><text:tab/></text:span></text:span><text:span text:style-name="Default_20_Paragraph_20_Font"><text:span text:style-name="T23">flip' :: (a → b → c) → (b → a → c)</text:span></text:span></text:p>
      <text:p text:style-name="P30"><text:span text:style-name="Default_20_Paragraph_20_Font"><text:span text:style-name="T23"><text:tab/>flip' f = g</text:span></text:span></text:p>
      <text:p text:style-name="P30"><text:span text:style-name="Default_20_Paragraph_20_Font"><text:span text:style-name="T23"><text:tab/><text:tab/>where g x y = f y x</text:span></text:span></text:p>
      <text:p text:style-name="P30"><text:span text:style-name="Default_20_Paragraph_20_Font"><text:span text:style-name="T26">Here, </text:span></text:span><text:span text:style-name="Default_20_Paragraph_20_Font"><text:span text:style-name="T23">(g x y)</text:span></text:span><text:span text:style-name="Default_20_Paragraph_20_Font"><text:span text:style-name="T26"> returns </text:span></text:span><text:span text:style-name="Default_20_Paragraph_20_Font"><text:span text:style-name="T23">(f y x)</text:span></text:span><text:span text:style-name="Default_20_Paragraph_20_Font"><text:span text:style-name="T26">. </text:span></text:span><text:span text:style-name="Default_20_Paragraph_20_Font"><text:span text:style-name="T23">(g x)</text:span></text:span><text:span text:style-name="Default_20_Paragraph_20_Font"><text:span text:style-name="T26"> returns a function that takes one param and swaps it with the in built param x before returning result. g is a function that takes 2 parameters and returns </text:span></text:span><text:span text:style-name="Default_20_Paragraph_20_Font"><text:span text:style-name="T23">f y x</text:span></text:span><text:span text:style-name="Default_20_Paragraph_20_Font"><text:span text:style-name="T26">. </text:span></text:span></text:p>
      <text:p text:style-name="P31"><text:span text:style-name="Default_20_Paragraph_20_Font"><text:span text:style-name="T27">Since → is right- associative, we can remove the parenthesis and write it like</text:span></text:span></text:p>
      <text:p text:style-name="P31"><text:span text:style-name="Default_20_Paragraph_20_Font"><text:span text:style-name="T27"><text:tab/></text:span></text:span><text:span text:style-name="Default_20_Paragraph_20_Font"><text:span text:style-name="T24">flip' :: (a → b → c) → b → a → c</text:span></text:span></text:p>
      <text:p text:style-name="P31"><text:span text:style-name="Default_20_Paragraph_20_Font"><text:span text:style-name="T27">This means flip' is a function that can be called with 3 params ( first param is a function) and that would return a value such that f is applied with its parameters reversed</text:span></text:span></text:p>
      <text:p text:style-name="P31"><text:span text:style-name="Default_20_Paragraph_20_Font"><text:span text:style-name="T27"><text:tab/></text:span></text:span><text:span text:style-name="Default_20_Paragraph_20_Font"><text:span text:style-name="T24">flip' f x y = f y x</text:span></text:span></text:p>
      <text:p text:style-name="P31"><text:span text:style-name="Default_20_Paragraph_20_Font"><text:span text:style-name="T27">This works, since, if we call flip' with just one parameter (function f), it returns a partial function, </text:span></text:span><text:soft-page-break/><text:span text:style-name="Default_20_Paragraph_20_Font"><text:span text:style-name="T27">which is exactly what we need flip' to do. </text:span></text:span></text:p>
      <text:p text:style-name="P30"><text:span text:style-name="Default_20_Paragraph_20_Font"><text:span text:style-name="T26"/></text:span></text:p>
      <text:p text:style-name="P32"><text:span text:style-name="Default_20_Paragraph_20_Font"><text:span text:style-name="T28">or </text:span></text:span><text:span text:style-name="Default_20_Paragraph_20_Font"><text:span text:style-name="T29">function in haskell takes a list of boolean values as input and returns a Bool as output.</text:span></text:span></text:p>
      <text:p text:style-name="P32"><text:span text:style-name="Default_20_Paragraph_20_Font"><text:span text:style-name="T29"/></text:span></text:p>
      <text:p text:style-name="P33">MODULES</text:p>
      <text:p text:style-name="P19"/>
      <text:p text:style-name="P20"><text:span text:style-name="T4">Haskell standard library is split into </text:span><text:span text:style-name="T1">modules</text:span><text:span text:style-name="T4">. A module can be imported in current script by</text:span></text:p>
      <text:p text:style-name="P4">import &lt;module-name&gt;</text:p>
      <text:p text:style-name="P20"><text:span text:style-name="T4">All the functions used so far were a part of </text:span><text:span text:style-name="T1">Prelude</text:span><text:span text:style-name="T4"> module. They are imported by default when ghci is fired up.</text:span></text:p>
      <text:p text:style-name="P19">When in ghci, modules can be imported by</text:p>
      <text:p text:style-name="P4">&gt; :m + &lt;module-name&gt;</text:p>
      <text:p text:style-name="P19">This imports all functions in the module in a global namespace.</text:p>
      <text:p text:style-name="P19"/>
      <text:p text:style-name="P20"><text:span text:style-name="T1">nub</text:span><text:span text:style-name="T4"> function in Data.List module removes duplicates in a list. It only keeps the first element and removes the rest.</text:span></text:p>
      <text:p text:style-name="P19"/>
      <text:p text:style-name="P19">To import all the functions in a module, except a few, use</text:p>
      <text:p text:style-name="P19">&gt; import Data.List hiding (nub)</text:p>
      <text:p text:style-name="P19"/>
      <text:p text:style-name="P20"><text:span text:style-name="T4">If you don’t want to pollute the global namespace by imports, use </text:span><text:span text:style-name="T1">qualified</text:span><text:span text:style-name="T4"> imports as follows</text:span></text:p>
      <text:p text:style-name="P19">&gt; import qualified Data.List</text:p>
      <text:p text:style-name="P20"><text:span text:style-name="T4">This means that each function in Data.List has to be prefixed by </text:span><text:span text:style-name="T1">Data.List.</text:span></text:p>
      <text:p text:style-name="P19">However, there’s a better way to do this, if writing Data.List everytime seems too verbose</text:p>
      <text:p text:style-name="P19">&gt; import qualified Data.List as M</text:p>
      <text:p text:style-name="P19">Now functions like nub can be called as</text:p>
      <text:p text:style-name="P19">&gt; M.nub [1,2,2,23]</text:p>
      <text:p text:style-name="P19"/>
      <text:p text:style-name="P20"><text:span text:style-name="T4">Similar to </text:span><text:span text:style-name="T1">or</text:span><text:span text:style-name="T4">, </text:span><text:span text:style-name="T1">and</text:span><text:span text:style-name="T4"> also takes a predicate and a list and checks if all of the resulting Booleans are true.</text:span></text:p>
      <text:p text:style-name="P19">&gt; and (==4) [4,8 `div` 2]</text:p>
      <text:p text:style-name="P19">True</text:p>
      <text:p text:style-name="P19">Other such functions are</text:p>
      <text:p text:style-name="P19">&gt; any (==4) [1,2,3,4,5]</text:p>
      <text:p text:style-name="P19">True</text:p>
      <text:p text:style-name="P19">&gt; all (&gt;4) [6,7,8]</text:p>
      <text:p text:style-name="P19">True</text:p>
      <text:p text:style-name="P19"/>
      <text:p text:style-name="P19">&gt; intersperse 1 [2,3,4]</text:p>
      <text:p text:style-name="P19">[2,1,3,1,4]</text:p>
      <text:p text:style-name="P19">Adds the first parameter between every 2 consecutive elements of supplied list.</text:p>
      <text:p text:style-name="P19"/>
      <text:p text:style-name="P19">&gt; intercalate “ “ [“Hey”, “There”]</text:p>
      <text:p text:style-name="P19">“Hey There”</text:p>
      <text:p text:style-name="P19">Inserts first parameter (a list) between elements of a nested list, and then flattens the resulting list.</text:p>
      <text:p text:style-name="P19"/>
      <text:p text:style-name="P19">&gt; concat [“foo”, “bar”, “baz”]</text:p>
      <text:p text:style-name="P19">“foobarbaz”</text:p>
      <text:p text:style-name="P19">Flattens a list of lists into a list.</text:p>
      <text:p text:style-name="P19">&gt; :t concatMap :: (a -&gt; [a]) -&gt; [a] -&gt; [a]</text:p>
      <text:p text:style-name="P19">It first applies a function of type (a -&gt; [a]) to a list. This creates a nested list, and then flattens the resulting nested list using concat.</text:p>
      <text:p text:style-name="P20"><text:span text:style-name="T4">In essence, this is same as </text:span><text:span text:style-name="T1">concat.(map f)</text:span></text:p>
      <text:p text:style-name="P19"/>
      <text:p text:style-name="P19">&gt; splitAt 3 “Kaustubh”</text:p>
      <text:p text:style-name="P19"><text:soft-page-break/>(“Kau”, “stubh”)</text:p>
      <text:p text:style-name="P19">It can take any numeric value as parameter.</text:p>
      <text:p text:style-name="P19"/>
      <text:p text:style-name="P19">&gt; iterate (*2) 1</text:p>
      <text:p text:style-name="P19">[1,2,4,8,16…]</text:p>
      <text:p text:style-name="P19">This produces an infinite list. Takes a function and a starting value. Function is applied successively to result infinitely. Should be used in conjugation with take or takeWhile type functions.</text:p>
      <text:p text:style-name="P19"/>
      <text:p text:style-name="P20"><text:span text:style-name="T4">Similar to </text:span><text:span text:style-name="T1">takeWhile</text:span><text:span text:style-name="T4">, we have </text:span><text:span text:style-name="T1">dropWhile</text:span><text:span text:style-name="T4">, which drops the elements of the list until the predicate is true.</text:span></text:p>
      <text:p text:style-name="P19"/>
      <text:p text:style-name="P20"><text:span text:style-name="T1">span</text:span><text:span text:style-name="T4"> is like </text:span><text:span text:style-name="T1">takeWhile</text:span><text:span text:style-name="T4">, but it returns a pair of list. The first part is what would be returned if takeWhile was called instead, and second part is is the remainder of list.</text:span></text:p>
      <text:p text:style-name="P20"><text:span text:style-name="T1">break</text:span><text:span text:style-name="T4"> is like opposite to </text:span><text:span text:style-name="T1">span.</text:span><text:span text:style-name="T4"> It takes the list elements until the predicate is true and then breaks at that point</text:span></text:p>
      <text:p text:style-name="P19">&gt; break (==4) [1,2,3,4,5,6,7]</text:p>
      <text:p text:style-name="P19">([1,2,3],[4,5,6,7])</text:p>
      <text:p text:style-name="P19"/>
      <text:p text:style-name="P20"><text:span text:style-name="T1">group</text:span><text:span text:style-name="T4"> takes a list and groups adjacent elemenets into sublists if they are equal.</text:span></text:p>
      <text:p text:style-name="P19">&gt; group [1,2,2,3,3,3,4,5,5]</text:p>
      <text:p text:style-name="P19">[[1],[2,2],[3,3,3],[4],[5,5]]</text:p>
      <text:p text:style-name="P19"/>
      <text:p text:style-name="P20"><text:span text:style-name="T1">inits</text:span><text:span text:style-name="T4"> returns a sequence of all possible prefixes of a list</text:span></text:p>
      <text:p text:style-name="P19">&gt; inits “abcd”</text:p>
      <text:p text:style-name="P19">[“”, “a”, “ab”, “abc”, “abcd”]</text:p>
      <text:p text:style-name="P19"/>
      <text:p text:style-name="P20"><text:span text:style-name="T1">tails</text:span><text:span text:style-name="T4"> is similar. It returns the sequence of all possible suffixes, beginning with the longest.</text:span></text:p>
      <text:p text:style-name="P19">&gt; tails “abcd”</text:p>
      <text:p text:style-name="P19">[“abcd”, “bcd”, “cd”, “d”, “”]</text:p>
      <text:p text:style-name="P19"/>
      <text:p text:style-name="P20"><text:span text:style-name="T1">isInfixOf</text:span><text:span text:style-name="T4"> function is the Haskell equivalent of substring search.</text:span></text:p>
      <text:p text:style-name="P19">&gt; “cat” isInfixOf “concatenate”</text:p>
      <text:p text:style-name="P19">True</text:p>
      <text:p text:style-name="P19"/>
      <text:p text:style-name="P20"><text:span text:style-name="T4">To search for a pattern at beginning or end, use </text:span><text:span text:style-name="T1">isPrefixOf</text:span><text:span text:style-name="T4"> and </text:span><text:span text:style-name="T1">isSuffixOf</text:span><text:span text:style-name="T4"> respectively.</text:span></text:p>
      <text:p text:style-name="P19"/>
      <text:p text:style-name="P20"><text:span text:style-name="T1">Maybe</text:span><text:span text:style-name="T4"> is an interesting type. It can have 2 values, </text:span><text:span text:style-name="T1">Just &lt;something&gt;,</text:span><text:span text:style-name="T4"> or </text:span><text:span text:style-name="T1">Nothing</text:span></text:p>
      <text:p text:style-name="P19">It is typicaly used as a return value for functions that may or maynot return something. For example, let’s say we are trying to find the first element in a list that satisfies a particular predicate. It is not manadatory that we’ll find such an element. In that case, returning Nothing makes sense. If we want to return something, return it as a Just value. Note that Just can only encapsulate a single value</text:p>
      <text:p text:style-name="P19"/>
      <text:p text:style-name="P19">&gt; find (&gt;3) [1,2,3,4,5]</text:p>
      <text:p text:style-name="P19">Just 4</text:p>
      <text:p text:style-name="P19">&gt; find (&gt;3) [1,2,3]</text:p>
      <text:p text:style-name="P19">Nothing</text:p>
      <text:p text:style-name="P19"/>
      <text:p text:style-name="P20"><text:span text:style-name="T4">Another good example is </text:span><text:span text:style-name="T1">elemIndex</text:span><text:span text:style-name="T4">.</text:span></text:p>
      <text:p text:style-name="P19">&gt; ‘i’ `elemindex` “kaustubh”</text:p>
      <text:p text:style-name="P19">Nothing</text:p>
      <text:p text:style-name="P19">&gt; ‘a’ `elemindex` “kaustubh”</text:p>
      <text:p text:style-name="P19"><text:soft-page-break/>Just 1</text:p>
      <text:p text:style-name="P19"/>
      <text:p text:style-name="P20"><text:span text:style-name="T4">Now, there are many ways to extract the value from Maybe type. Go lookup </text:span><text:span text:style-name="T1">fromJust</text:span><text:span text:style-name="T4">, </text:span><text:span text:style-name="T1">fromMaybe, maybeToList</text:span><text:span text:style-name="T4"> etc.</text:span></text:p>
      <text:p text:style-name="P19"/>
      <text:p text:style-name="P20"><text:span text:style-name="T1">elemIndices</text:span><text:span text:style-name="T4"> – returns a list of indices that satisfy the predicate</text:span></text:p>
      <text:p text:style-name="P20"><text:span text:style-name="T1">findIndex</text:span><text:span text:style-name="T4"> – finds first index at which predicate holds. Wrapped in Maybe.</text:span></text:p>
      <text:p text:style-name="P20"><text:span text:style-name="T1">findIndices</text:span><text:span text:style-name="T4"> – list of such indices.</text:span></text:p>
      <text:p text:style-name="P19"/>
      <text:p text:style-name="P20"><text:span text:style-name="T1">zip –</text:span><text:span text:style-name="T4"> zips 2 lists together to create a list of tuple. Bigger list is cut to size.</text:span></text:p>
      <text:p text:style-name="P20"><text:span text:style-name="T1">zipWith</text:span><text:span text:style-name="T4"> – zips 2 lists together using a binary function. Result is a list.</text:span></text:p>
      <text:p text:style-name="P19">Since we may require to zip more than 2 lists together, zip3, zip4… zip7 variants exist. Similarly, zipWith3 etc also exist.</text:p>
      <text:p text:style-name="P19"/>
      <text:p text:style-name="P20"><text:span text:style-name="T1">lines</text:span><text:span text:style-name="T4"> – used to break a String into list of strings, delimited by a \n character</text:span></text:p>
      <text:p text:style-name="P19">&gt; lines “This\sis\artificial”</text:p>
      <text:p text:style-name="P19">[“This”, “is”, “artificial”]</text:p>
      <text:p text:style-name="P20"><text:span text:style-name="T1">unlines</text:span><text:span text:style-name="T4"> – takes a list of strings and converts them into a single string, with individual componenets separated by \n delimiter.</text:span></text:p>
      <text:p text:style-name="P20"><text:span text:style-name="T1">words – </text:span><text:span text:style-name="T4">break strings using whitespace as delimiter.</text:span></text:p>
      <text:p text:style-name="P20"><text:span text:style-name="T1">unwords</text:span><text:span text:style-name="T4"> – joins list of words to a string, delimited by a single whitespace</text:span></text:p>
      <text:p text:style-name="P19"/>
      <text:p text:style-name="P19">&gt; delete ‘h’ “hi there!”</text:p>
      <text:p text:style-name="P19">“i there!”</text:p>
      <text:p text:style-name="P20"><text:span text:style-name="T4">Deletes first occurrence of 1</text:span><text:span text:style-name="T5">st</text:span><text:span text:style-name="T4"> params from supplied list</text:span></text:p>
      <text:p text:style-name="P19"/>
      <text:p text:style-name="P19">\\ is the list difference function.</text:p>
      <text:p text:style-name="P19">&gt; [1,2,2,3,4] \\ [2,4]</text:p>
      <text:p text:style-name="P19">[1,2,3]</text:p>
      <text:p text:style-name="P19">Removes first occurrence of each character in second list from first list.</text:p>
      <text:p text:style-name="P19"/>
      <text:p text:style-name="P20"><text:span text:style-name="T1">union</text:span><text:span text:style-name="T4"> – adds all elements of 2</text:span><text:span text:style-name="T5">nd</text:span><text:span text:style-name="T4"> list that aren’t already in 1</text:span><text:span text:style-name="T5">st</text:span><text:span text:style-name="T4"> list.</text:span><text:bookmark text:name="_GoBack"/></text:p>
      <text:p text:style-name="P5">intersect<text:span text:style-name="T10"> <text:s/>- returns only the elements that can be found in both the lists.</text:span></text:p>
      <text:p text:style-name="P6">insert<text:span text:style-name="T10"> <text:s/>- inserts the element in list before the first element which is larger.</text:span></text:p>
      <text:p text:style-name="P21"/>
      <text:p text:style-name="P29"><text:span text:style-name="T11">Many functions like </text:span><text:span text:style-name="T2">length, drop, take, splitAt</text:span><text:span text:style-name="T11"> <text:s/>take or return </text:span><text:span text:style-name="T13">Int</text:span><text:span text:style-name="T3">, </text:span><text:span text:style-name="T17">which can be restrictive, if we want a general Num type value. Data.List module has generic equivalents which can produce/take Num type values, such as </text:span><text:span text:style-name="T3">genericLength, genericDrop</text:span><text:span text:style-name="T17"> etc</text:span></text:p>
      <text:p text:style-name="P22"/>
      <text:p text:style-name="P7"><text:span text:style-name="T7">n</text:span><text:span text:style-name="T6">ubBy</text:span><text:span text:style-name="T14"> is similar to </text:span><text:span text:style-name="T6">nub</text:span><text:span text:style-name="T14">, but takes an additional predicate to check for equality, instead of using (==) by default. This can be used where we want to supply custom equality test.</text:span></text:p>
      <text:p text:style-name="P7"><text:span text:style-name="T14">Similar functions exist for other such functions, like </text:span><text:span text:style-name="T6">deleteBy, unionBy, intersectBy</text:span><text:span text:style-name="T14"> and </text:span><text:span text:style-name="T6">groupBy.</text:span><text:span text:style-name="T14"> </text:span><text:span text:style-name="T15">All such predicates are binary functions.</text:span></text:p>
      <text:p text:style-name="P23"/>
      <text:p text:style-name="P8"><text:span text:style-name="T15">T</text:span><text:span text:style-name="T14">hese 'By' type functions </text:span><text:span text:style-name="T16">use an equality test, where definition of equality is changed. </text:span><text:span text:style-name="T18">Let's say</text:span><text:span text:style-name="T16"> we want to group elements by their sign (positive or negative).</text:span></text:p>
      <text:p text:style-name="P24">The predicate can be written like - </text:p>
      <text:p text:style-name="P9"><text:span text:style-name="T14"><text:tab/></text:span><text:span text:style-name="T6">(\x y -&gt; ((x &gt; 0)</text:span><text:span text:style-name="T9">&amp;&amp;</text:span><text:span text:style-name="T6">(y&gt;0)) || ((x &lt;= 0)&amp;&amp;(y&lt;=0))) </text:span></text:p>
      <text:p text:style-name="P24"/>
      <text:p text:style-name="P24">A better way to write it could be</text:p>
      <text:p text:style-name="P9"><text:soft-page-break/><text:span text:style-name="T14"><text:tab/></text:span><text:span text:style-name="T6">(\x y -&gt; (x &gt; 0) == (y &gt; 0))</text:span></text:p>
      <text:p text:style-name="P24"/>
      <text:p text:style-name="P9"><text:span text:style-name="T14">Turns out this is something we want to do fairly often when working with 'By' type of functions. There exists an abstraction in the form of </text:span><text:span text:style-name="T6">on</text:span><text:span text:style-name="T14"> function, defined in </text:span><text:span text:style-name="T6">Data.Function, </text:span><text:span text:style-name="T14">which is defined as follows</text:span></text:p>
      <text:p text:style-name="P11"><text:tab/>on :: (a -&gt; a -&gt; b) -&gt; (c -&gt; a) -&gt; c -&gt; c -&gt; b</text:p>
      <text:p text:style-name="P12"><text:tab/>on f g x y= f (g x) (g y)</text:p>
      <text:p text:style-name="P25">Note that in previous example, f can be substituted for (==) and g for (&gt;0). The predicate can then be written as</text:p>
      <text:p text:style-name="P13"><text:tab/>(==) `on` (&gt;0)</text:p>
      <text:p text:style-name="P26">Think of it as – f is applied on g, where g is a unary function, and f is a binary function.</text:p>
      <text:p text:style-name="P26"/>
      <text:p text:style-name="P10"><text:span text:style-name="T8">sortBy</text:span><text:span text:style-name="T19"> is similar. It can be used to sort based on a user defined function, rather than built in </text:span><text:span text:style-name="T8">compare</text:span><text:span text:style-name="T19">. Let's say we have a list of lists and we want to arrange it such that sublists are in ascending order of length. </text:span><text:span text:style-name="T8">sortBy </text:span><text:span text:style-name="T19">expects the passed in function to be of type</text:span></text:p>
      <text:p text:style-name="P14"><text:tab/>a -&gt; a -&gt; Ordering</text:p>
      <text:p text:style-name="P27">The function to be passed can be written as</text:p>
      <text:p text:style-name="P14"><text:tab/>(\x y -&gt; (length x) `compare` (length y))</text:p>
      <text:p text:style-name="P27">Using 'on' function, it can be written more elegantly as </text:p>
      <text:p text:style-name="P14"><text:tab/>(compare `on` length)</text:p>
      <text:p text:style-name="P27">It also reads quite nicely :)</text:p>
      <text:p text:style-name="P27"/>
      <text:p text:style-name="P28">Data.Char module defines an enumeration type called <text:span text:style-name="T1">GeneralCategory</text:span>. It presents a few categories (31 to be precise) to which a character can belong. To check what category a character belongs to, there's a function called <text:span text:style-name="T1">generalCategory.</text:span></text:p>
      <text:p text:style-name="P28">&gt; generalCategory '.'</text:p>
      <text:p text:style-name="P28">OtherPunctuation</text:p>
      <text:p text:style-name="P28">&gt; map generalCategory “a &gt;#$”</text:p>
      <text:p text:style-name="P28">[LowercaseLetter,Space,MathSymbol,OtherPunctuation,CurrencySymbol] <text:span text:style-name="T20"><text:line-break/></text:span></text:p>
      <text:p text:style-name="P15">GeneralCategory<text:span text:style-name="T10"> type is a part of Eq typeclass. Hence, characters can be compared on GeneralCategory also.</text:span></text:p>
      <text:p text:style-name="P15"><text:span text:style-name="T10">&gt; generalCategory ' ' == </text:span><text:span text:style-name="T12">S</text:span><text:span text:style-name="T10">pace</text:span></text:p>
      <text:p text:style-name="P38">True</text:p>
      <text:p text:style-name="P38"/>
      <text:p text:style-name="P16">intToDigit – <text:span text:style-name="T10">Int to Char, valid values are 0 through 15</text:span></text:p>
      <text:p text:style-name="P16">digitToInt – <text:span text:style-name="T10">Char to Int. Valid values are '0' through 'F' or 'f'</text:span></text:p>
      <text:p text:style-name="P17">ord<text:span text:style-name="T10"> – Ascii value of character</text:span></text:p>
      <text:p text:style-name="P17">chr<text:span text:style-name="T10"> – Character represented by Ascii value</text:span></text:p>
      <text:p text:style-name="P39"/>
      <text:p text:style-name="P40">Data.Map exports functions that conflict with those of Prelude and Data.List, so always do a qualified import.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 style:font-family-generic="system"/>
    <style:font-face style:name="Adobe Garamond Pro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4-07-06T12:53:20.002250555</meta:creation-date>
    <meta:editing-cycles>28</meta:editing-cycles>
    <meta:editing-duration>PT4H22M11S</meta:editing-duration>
    <dc:date>2014-07-13T19:37:07.471118390</dc:date>
    <meta:document-statistic meta:table-count="0" meta:image-count="0" meta:object-count="0" meta:page-count="8" meta:paragraph-count="238" meta:word-count="2556" meta:character-count="13861" meta:non-whitespace-character-count="11471"/>
  </office:meta>
</office:document-meta>
</file>